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“U... Umm〜...”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“You won't be able to wake me up by doing
something like that....”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“Until they have mastered the Power of the
Angels, I would like you to assist them from
the shadows.”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hi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ight here, in the shade!</text:p>
          </table:table-cell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 office:value-type="string">
            <text:p>...Spirit Queen-chan...?</text:p>
          </table:table-cell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umm... I, I...</text:p>
          </table:table-cell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 office:value-type="string">
            <text:p>I am... sor-rry... I-I cannot...</text:p>
          </table:table-cell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 office:value-type="string">
            <text:p>Hooold iiiiiit!!</text:p>
          </table:table-cell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 office:value-type="string">
            <text:p>...Oooh...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 office:value-type="string">
            <text:p>*sniffle*...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-Uhh... well...</text:p>
          </table:table-cell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 office:value-type="string">
            <text:p>I-I guess... today just wasn't you're lucky
day... or somethin', so...</text:p>
          </table:table-cell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 office:value-type="string">
            <text:p>Th-This one's off the record!</text:p>
          </table:table-cell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weeeeeeeeh! Sorryyyyyyyyyy...!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 office:value-type="string">
            <text:p>Uwaaaaaaaaaahnnn!!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yway, let's clean up before everyone finds
out what happened, 'kay?</text:p>
          </table:table-cell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 office:value-type="string">
            <text:p>I'll go fetch some water from the oasis.</text:p>
          </table:table-cell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*sob*... I am sorry... I am very sorry...</text:p>
          </table:table-cell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R-Right here...)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 office:value-type="string">
            <text:p>Th-That was too close... ////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 office:value-type="string">
            <text:p>Phew... much better... ♪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I wish I had not embarrassed myself
in front of Akizora-san...</text:p>
          </table:table-cell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 office:value-type="string">
            <text:p>Oooh... how will be able to show my face to
her again...</text:p>
          </table:table-cell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-Th-There is absolutely n-n-n-n-nothing
of interest to be s-s-s-seen there!!!!!</text:p>
          </table:table-cell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ere's a secret passage behind
this shrine?</text:p>
          </table:table-cell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will open it up right now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why is there a passage
there?</text:p>
          </table:table-cell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it to prevent vandalism, or something...?</text:p>
          </table:table-cell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generally speaking.</text:p>
          </table:table-cell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 office:value-type="string">
            <text:p>Also, it is said that there are many special
ancient rituals besides the Light of Diabolus
that are not well understood to this day.</text:p>
          </table:table-cell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 office:value-type="string">
            <text:p>In order to preserve this kind of history,
this passage has always been hidden.</text:p>
          </table:table-cell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is quite intriguing.</text:p>
          </table:table-cell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 office:value-type="string">
            <text:p>Under any other circumstances, I'd want to
go and investigate at once.</text:p>
          </table:table-cell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re all scientists this stoic...?)</text:p>
          </table:table-cell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 that the way is open, let's get Goiiing!!</text:p>
          </table:table-cell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 office:value-type="string">
            <text:p>I wanna bathe in the Light of Diabolus, Tooo!!</text:p>
          </table:table-cell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careful not to dissolve.</text:p>
          </table:table-cell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hhhh!! I'm not a Geeeerm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